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106cm" svg:stroke-color="#000000" draw:marker-start-width="0.358cm" draw:marker-end-width="0.358cm" draw:fill-color="#ffffff" draw:textarea-horizontal-align="justify" draw:textarea-vertical-align="middle" draw:auto-grow-height="false" fo:min-height="0.959cm" fo:min-width="1.495cm" fo:padding-top="0.177cm" fo:padding-bottom="0.177cm" fo:padding-left="0.302cm" fo:padding-right="0.302cm"/>
    </style:style>
    <style:style style:name="gr2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967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47cm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3.116cm" fo:min-width="7.166cm" fo:padding-top="0.142cm" fo:padding-bottom="0.142cm" fo:padding-left="0.267cm" fo:padding-right="0.26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cm" fo:min-width="0.8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8cm" fo:min-width="1cm"/>
    </style:style>
    <style:style style:name="gr9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029cm" fo:min-width="4.921cm" fo:padding-top="0.142cm" fo:padding-bottom="0.142cm" fo:padding-left="0.267cm" fo:padding-right="0.267cm"/>
    </style:style>
    <style:style style:name="gr10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029cm" fo:min-width="2.921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.8000001907349pt"/>
    </style:style>
    <style:style style:name="P3" style:family="paragraph">
      <style:paragraph-properties fo:margin-left="0cm" fo:margin-right="0cm" fo:margin-top="0cm" fo:margin-bottom="0.353cm" fo:line-height="115%" fo:text-indent="0cm" style:text-autospace="none"/>
    </style:style>
    <style:style style:name="P4" style:family="paragraph">
      <loext:graphic-properties draw:fill-color="#ffffff"/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1pt" fo:language="en" fo:country="US" style:font-name-asian="SimSun" style:font-size-asian="11pt" style:font-name-complex="Calibri" style:font-size-complex="11pt" style:language-complex="ar" style:country-complex="SA"/>
    </style:style>
    <style:style style:name="P5" style:family="paragraph">
      <loext:graphic-properties draw:fill-color="#ffffff" draw:opacity="0%"/>
      <style:paragraph-properties fo:text-align="center"/>
      <style:text-properties fo:font-size="10.8000001907349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2.099cm" svg:height="1.313cm" svg:x="13.441cm" svg:y="13.187cm">
          <text:p text:style-name="P1"><text:span text:style-name="T1">Building</text:span></text:p>
          <text:p text:style-name="P1"><text:span text:style-name="T1">Element</text:span></text:p>
          <text:p text:style-name="P1"><text:span text:style-name="T1">Proxy</text:span></text:p>
          <draw:enhanced-geometry svg:viewBox="0 0 21600 21600" draw:mirror-horizontal="true" draw:mirror-vertical="false" draw:type="rectangle" draw:enhanced-path="M 0 0 L 21600 0 21600 21600 0 21600 0 0 Z N"/>
        </draw:custom-shape>
        <draw:g xml:id="id8" draw:id="id8">
          <draw:custom-shape draw:style-name="gr2" draw:text-style-name="P4" xml:id="id2" draw:id="id2" draw:layer="layout" svg:width="2.501cm" svg:height="1.143cm" svg:x="10.896cm" svg:y="9.157cm">
            <text:p text:style-name="P3"><text:span text:style-name="T2">Common Drain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2" xml:id="id1" draw:id="id1" draw:layer="layout" svg:width="2.081cm" svg:height="1.143cm" svg:x="11.115cm" svg:y="11cm">
            <text:p text:style-name="P1"><text:span text:style-name="T1">Obj 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7.7cm" svg:height="3.4cm" svg:x="10.7cm" svg:y="8.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5" draw:text-style-name="P6" draw:layer="layout" draw:type="line" svg:x1="12.157cm" svg:y1="11cm" svg:x2="12.147cm" svg:y2="10.3cm" draw:start-shape="id1" draw:start-glue-point="4" draw:end-shape="id2" svg:d="M12157 11000l-10-700" svg:viewBox="0 0 11 701">
            <text:p/>
          </draw:connector>
          <draw:g>
            <draw:custom-shape draw:style-name="gr6" draw:text-style-name="P2" xml:id="id6" draw:id="id6" draw:layer="layout" svg:width="2.099cm" svg:height="1.143cm" svg:x="16.096cm" svg:y="9.157cm">
              <text:p text:style-name="P1"><text:span text:style-name="T1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6" draw:text-style-name="P2" xml:id="id4" draw:id="id4" draw:layer="layout" svg:width="2.099cm" svg:height="1.143cm" svg:x="13.697cm" svg:y="9.157cm">
              <text:p text:style-name="P1"><text:span text:style-name="T1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" draw:text-style-name="P2" xml:id="id3" draw:id="id3" draw:layer="layout" svg:width="2.081cm" svg:height="1.143cm" svg:x="13.696cm" svg:y="11cm">
              <text:p text:style-name="P1"><text:span text:style-name="T1">classification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5" draw:id="id5" draw:layer="layout" svg:width="2.081cm" svg:height="1.143cm" svg:x="16.115cm" svg:y="11cm">
              <text:p text:style-name="P1"><text:span text:style-name="T1">Predefined</text:span></text:p>
              <text:p text:style-name="P1"><text:span text:style-name="T1">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6" draw:layer="layout" draw:type="line" svg:x1="14.738cm" svg:y1="11cm" svg:x2="14.747cm" svg:y2="10.3cm" draw:start-shape="id3" draw:start-glue-point="4" draw:end-shape="id4" draw:end-glue-point="2" svg:d="M14738 11000l9-700" svg:viewBox="0 0 10 701">
              <text:p/>
            </draw:connector>
            <draw:connector draw:style-name="gr5" draw:text-style-name="P6" draw:layer="layout" draw:type="line" svg:x1="17.157cm" svg:y1="11cm" svg:x2="17.146cm" svg:y2="10.3cm" draw:start-shape="id5" draw:start-glue-point="4" draw:end-shape="id6" draw:end-glue-point="2" svg:d="M17157 11000l-11-700" svg:viewBox="0 0 12 701">
              <text:p/>
            </draw:connector>
          </draw:g>
        </draw:g>
        <draw:connector draw:style-name="gr5" draw:text-style-name="P6" draw:layer="layout" draw:type="line" svg:x1="14.491cm" svg:y1="13.187cm" svg:x2="14.55cm" svg:y2="12.3cm" draw:start-shape="id7" draw:start-glue-point="0" draw:end-shape="id8" draw:end-glue-point="2" svg:d="M14491 13187l59-887" svg:viewBox="0 0 60 888">
          <text:p/>
        </draw:connector>
        <draw:custom-shape draw:style-name="gr1" draw:text-style-name="P2" xml:id="id15" draw:id="id15" draw:layer="layout" svg:width="2.099cm" svg:height="1.313cm" svg:x="4.541cm" svg:y="13.179cm">
          <text:p text:style-name="P1"><text:span text:style-name="T1">Building</text:span></text:p>
          <text:p text:style-name="P1"><text:span text:style-name="T1">Element</text:span></text:p>
          <text:p text:style-name="P1"><text:span text:style-name="T1">Proxy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4" xml:id="id10" draw:id="id10" draw:layer="layout" svg:width="2.501cm" svg:height="1.143cm" svg:x="2.196cm" svg:y="9.049cm">
          <text:p text:style-name="P3"><text:span text:style-name="T2">Drain Transition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" draw:text-style-name="P2" xml:id="id9" draw:id="id9" draw:layer="layout" svg:width="2.081cm" svg:height="1.143cm" svg:x="2.415cm" svg:y="10.892cm">
          <text:p text:style-name="P1"><text:span text:style-name="T1">Obj typ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7.7cm" svg:height="3.4cm" svg:x="2cm" svg:y="8.79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5" draw:text-style-name="P6" draw:layer="layout" draw:type="line" svg:x1="3.457cm" svg:y1="10.892cm" svg:x2="3.447cm" svg:y2="10.192cm" draw:start-shape="id9" draw:start-glue-point="4" draw:end-shape="id10" svg:d="M3457 10892l-10-700" svg:viewBox="0 0 11 701">
          <text:p/>
        </draw:connector>
        <draw:g>
          <draw:custom-shape draw:style-name="gr6" draw:text-style-name="P2" xml:id="id14" draw:id="id14" draw:layer="layout" svg:width="2.099cm" svg:height="1.143cm" svg:x="7.396cm" svg:y="9.049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2" xml:id="id12" draw:id="id12" draw:layer="layout" svg:width="2.099cm" svg:height="1.143cm" svg:x="4.997cm" svg:y="9.049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2" xml:id="id11" draw:id="id11" draw:layer="layout" svg:width="2.081cm" svg:height="1.143cm" svg:x="4.996cm" svg:y="10.892cm">
            <text:p text:style-name="P1"><text:span text:style-name="T1">classification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3" draw:id="id13" draw:layer="layout" svg:width="2.081cm" svg:height="1.143cm" svg:x="7.415cm" svg:y="10.892cm">
            <text:p text:style-name="P1"><text:span text:style-name="T1">Predefined</text:span></text:p>
            <text:p text:style-name="P1"><text:span text:style-name="T1">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6" draw:layer="layout" draw:type="line" svg:x1="6.038cm" svg:y1="10.892cm" svg:x2="6.047cm" svg:y2="10.192cm" draw:start-shape="id11" draw:start-glue-point="4" draw:end-shape="id12" draw:end-glue-point="2" svg:d="M6038 10892l9-700" svg:viewBox="0 0 10 701">
            <text:p/>
          </draw:connector>
          <draw:connector draw:style-name="gr5" draw:text-style-name="P6" draw:layer="layout" draw:type="line" svg:x1="8.457cm" svg:y1="10.892cm" svg:x2="8.446cm" svg:y2="10.192cm" draw:start-shape="id13" draw:start-glue-point="4" draw:end-shape="id14" draw:end-glue-point="2" svg:d="M8457 10892l-11-700" svg:viewBox="0 0 12 701">
            <text:p/>
          </draw:connector>
        </draw:g>
        <draw:connector draw:style-name="gr5" draw:text-style-name="P6" draw:layer="layout" draw:type="line" svg:x1="5.591cm" svg:y1="13.179cm" svg:x2="5.649cm" svg:y2="12.192cm" draw:start-shape="id15" draw:start-glue-point="0" svg:d="M5591 13179l58-987" svg:viewBox="0 0 59 988">
          <text:p/>
        </draw:connector>
        <draw:custom-shape draw:style-name="gr7" draw:text-style-name="P7" xml:id="id16" draw:id="id16" draw:layer="layout" svg:width="2.7cm" svg:height="2.1cm" svg:x="8.8cm" svg:y="12.792cm">
          <text:p text:style-name="P1"><text:span text:style-name="T3">Get object </text:span></text:p>
          <text:p text:style-name="P1"><text:span text:style-name="T3">collid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6" draw:layer="layout" draw:type="line" svg:x1="6.641cm" svg:y1="13.835cm" svg:x2="8.8cm" svg:y2="13.842cm" draw:start-shape="id15" draw:start-glue-point="1" draw:end-shape="id16" draw:end-glue-point="5" svg:d="M6641 13835l2159 7" svg:viewBox="0 0 2160 8">
          <text:p/>
        </draw:connector>
        <draw:connector draw:style-name="gr5" draw:text-style-name="P6" draw:layer="layout" draw:type="line" svg:x1="11.5cm" svg:y1="13.842cm" svg:x2="13.442cm" svg:y2="13.843cm" draw:start-shape="id16" draw:start-glue-point="7" draw:end-shape="id7" draw:end-glue-point="3" svg:d="M11500 13842l1942 1" svg:viewBox="0 0 1943 2">
          <text:p/>
        </draw:connector>
        <draw:custom-shape draw:style-name="gr8" draw:text-style-name="P7" xml:id="id17" draw:id="id17" draw:layer="layout" svg:width="3cm" svg:height="2.1cm" svg:x="17.1cm" svg:y="12.8cm">
          <text:p text:style-name="P1"><text:span text:style-name="T3">Get CD widt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21" draw:id="id21" draw:layer="layout" svg:width="5.455cm" svg:height="1.313cm" svg:x="15.844cm" svg:y="16.587cm">
          <text:p text:style-name="P1"><text:span text:style-name="T1">Width:</text:span></text:p>
          <text:p text:style-name="P1"><text:span text:style-name="T1">drain(1) width &gt;= <text:s/>drain(2) width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5" draw:text-style-name="P6" draw:layer="layout" draw:type="line" svg:x1="15.541cm" svg:y1="13.843cm" svg:x2="17.1cm" svg:y2="13.85cm" draw:start-shape="id7" draw:start-glue-point="1" draw:end-shape="id17" draw:end-glue-point="5" svg:d="M15541 13843l1559 7" svg:viewBox="0 0 1560 8">
          <text:p/>
        </draw:connector>
        <draw:custom-shape draw:style-name="gr7" draw:text-style-name="P7" xml:id="id18" draw:id="id18" draw:layer="layout" svg:width="2.7cm" svg:height="2.1cm" svg:x="4.2cm" svg:y="19.8cm">
          <text:p text:style-name="P1"><text:span text:style-name="T3">Get Lengt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6" draw:layer="layout" draw:type="line" svg:x1="5.591cm" svg:y1="14.492cm" svg:x2="5.55cm" svg:y2="19.8cm" draw:start-shape="id15" draw:start-glue-point="2" draw:end-shape="id18" draw:end-glue-point="4" svg:d="M5591 14492l-41 5308" svg:viewBox="0 0 42 5309">
          <text:p/>
        </draw:connector>
        <draw:custom-shape draw:style-name="gr10" draw:text-style-name="P2" xml:id="id19" draw:id="id19" draw:layer="layout" svg:width="3.455cm" svg:height="1.313cm" svg:x="8.744cm" svg:y="20.187cm">
          <text:p text:style-name="P1"><text:span text:style-name="T1">Drain transition length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5" draw:text-style-name="P6" draw:layer="layout" draw:type="line" svg:x1="6.9cm" svg:y1="20.85cm" svg:x2="8.745cm" svg:y2="20.843cm" draw:start-shape="id18" draw:start-glue-point="7" draw:end-shape="id19" draw:end-glue-point="3" svg:d="M6900 20850l1845-7" svg:viewBox="0 0 1846 8">
          <text:p/>
        </draw:connector>
        <draw:custom-shape draw:style-name="gr7" draw:text-style-name="P7" xml:id="id20" draw:id="id20" draw:layer="layout" svg:width="2.7cm" svg:height="2.1cm" svg:x="14.4cm" svg:y="19.8cm">
          <text:p text:style-name="P1"><text:span text:style-name="T3">Get DT</text:span></text:p>
          <text:p text:style-name="P1"><text:span text:style-name="T3">widt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6" draw:layer="layout" draw:type="line" svg:x1="12.2cm" svg:y1="20.843cm" svg:x2="14.4cm" svg:y2="20.85cm" draw:start-shape="id19" draw:start-glue-point="1" draw:end-shape="id20" draw:end-glue-point="5" svg:d="M12200 20843l2200 7" svg:viewBox="0 0 2201 8">
          <text:p/>
        </draw:connector>
        <draw:custom-shape draw:style-name="gr10" draw:text-style-name="P2" xml:id="id22" draw:id="id22" draw:layer="layout" svg:width="3.455cm" svg:height="1.313cm" svg:x="18.044cm" svg:y="20.187cm">
          <text:p text:style-name="P1"><text:span text:style-name="T1">Width:</text:span></text:p>
          <text:p text:style-name="P1"><text:span text:style-name="T1">CD width * 1.5 &gt;= </text:span></text:p>
          <text:p text:style-name="P1"><text:span text:style-name="T1">DT length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5" draw:text-style-name="P6" draw:layer="layout" draw:type="line" svg:x1="18.6cm" svg:y1="14.9cm" svg:x2="18.572cm" svg:y2="16.587cm" draw:start-shape="id17" draw:start-glue-point="6" draw:end-shape="id21" svg:d="M18600 14900l-28 1687" svg:viewBox="0 0 29 1688">
          <text:p/>
        </draw:connector>
        <draw:connector draw:style-name="gr5" draw:text-style-name="P6" draw:layer="layout" draw:type="line" svg:x1="17.1cm" svg:y1="20.85cm" svg:x2="18.045cm" svg:y2="20.843cm" draw:start-shape="id20" draw:start-glue-point="7" draw:end-shape="id22" svg:d="M17100 20850l945-7" svg:viewBox="0 0 946 8">
          <text:p/>
        </draw:connector>
        <draw:connector draw:style-name="gr5" draw:text-style-name="P6" draw:layer="layout" draw:type="line" svg:x1="18.572cm" svg:y1="17.9cm" svg:x2="15.75cm" svg:y2="19.8cm" draw:start-shape="id21" draw:start-glue-point="2" draw:end-shape="id20" draw:end-glue-point="4" svg:d="M18572 17900l-2822 1900" svg:viewBox="0 0 2823 1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50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0T12:15:25.131000000</meta:creation-date>
    <dc:date>2018-11-05T14:51:52.464000000</dc:date>
    <meta:editing-duration>PT5H6M36S</meta:editing-duration>
    <meta:editing-cycles>3</meta:editing-cycles>
    <meta:generator>LibreOffice/6.0.3.2$Windows_X86_64 LibreOffice_project/8f48d515416608e3a835360314dac7e47fd0b821</meta:generator>
    <meta:document-statistic meta:object-count="43"/>
  </office:meta>
</office:document-meta>
</file>